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ybackExecutor.getResult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stopPlayback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laybackExecutor.startPlaybac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laybackExecutor.create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laybackExecutor.convertHeaders( Header [ ]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laybackExecutor.populatePlaybackMethod( final HttpMethod method , RequestData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aybackExecutor.debugNameValuePairs( NameValuePair [ ] pai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laybackExecutor.getControl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setStopParam( int index , NameValuePai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ybackExecutor.setStartParam( int index , NameValuePai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ybackExecuto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laybackExecuto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createPlaybackMethod( RequestData request , TestDefinition t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laybackExecutor.execute( HttpClient client , HttpMethod metho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laybackExecutor.getDiff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PlaybackExecutor( TestDefinition test , String description , String test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aybackExecutor.convertNVPair( NVPair pa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aybackExecutor.executeReques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laybackExecutor.getTes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setResultsFile( File result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setStopParams( NameValuePair [ ] stop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setTestId( String te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convertHeader( Header 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aybackExecutor.setStartParams( NameValuePair [ ] start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skipPlaybackHeader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laybackExecutor.getStop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getTes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addTestIdHeader( Http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aybackExecutor.setDiffFile( File diff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getRecor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setControl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laybackExecutor.convertNVPairs( NVPair [ ] pai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laybackExecutor.populatePlaybackGetMethod( final GetMethod method , final RequestData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aybackExecutor.setSession( RecordSessionBea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getStar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ecutor.addRequestHeaders( HttpMethod method , RequestData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aybackExecutor.populatePlaybackPostMethod( final PostMethod method , final RequestData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ybackExecutor.getTe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